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72d" officeooo:paragraph-rsid="0015c72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5c72d" officeooo:paragraph-rsid="0015c72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officeooo:rsid="0015c72d" officeooo:paragraph-rsid="0015c72d" style:font-size-asian="14pt" style:font-size-complex="14pt"/>
    </style:style>
    <style:style style:name="P4" style:family="paragraph" style:parent-style-name="Standard">
      <style:text-properties style:font-name="Liberation Sans" fo:font-size="14pt" officeooo:rsid="001668c4" officeooo:paragraph-rsid="001668c4" style:font-size-asian="14pt" style:font-size-complex="14pt"/>
    </style:style>
    <style:style style:name="P5" style:family="paragraph" style:parent-style-name="Standard">
      <style:text-properties style:font-name="Liberation Sans" fo:font-size="14pt" officeooo:rsid="00184af4" officeooo:paragraph-rsid="00184af4" style:font-size-asian="14pt" style:font-size-complex="14pt"/>
    </style:style>
    <style:style style:name="P6" style:family="paragraph" style:parent-style-name="Standard">
      <style:text-properties style:font-name="Liberation Sans" fo:font-size="14pt" officeooo:rsid="001a05ed" officeooo:paragraph-rsid="001a05ed" style:font-size-asian="14pt" style:font-size-complex="14pt"/>
    </style:style>
    <style:style style:name="P7" style:family="paragraph" style:parent-style-name="Standard">
      <style:text-properties style:font-name="Liberation Sans" fo:font-size="14pt" officeooo:rsid="001fac76" officeooo:paragraph-rsid="001fac7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21pt" fo:font-weight="bold" officeooo:rsid="0015c72d" officeooo:paragraph-rsid="0015c72d" style:font-size-asian="21pt" style:font-weight-asian="bold" style:font-size-complex="21pt" style:font-weight-complex="bold"/>
    </style:style>
    <style:style style:name="P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6a9955" loext:opacity="100%" style:font-name="Droid Sans Mono" fo:font-size="10.5pt" fo:font-weight="normal" officeooo:rsid="0015c72d" officeooo:paragraph-rsid="0015c72d" fo:background-color="#1f1f1f" style:font-size-asian="14pt" style:font-size-complex="14pt"/>
    </style:style>
    <style:style style:name="P12" style:family="paragraph" style:parent-style-name="Standard">
      <style:paragraph-properties style:line-height-at-least="0.503cm"/>
    </style:style>
    <style:style style:name="T1" style:family="text">
      <style:text-properties style:font-name="Liberation Sans" fo:font-size="14pt" style:font-size-asian="14pt" style:font-size-complex="14pt"/>
    </style:style>
    <style:style style:name="T2" style:family="text">
      <style:text-properties officeooo:rsid="00172f4d"/>
    </style:style>
    <style:style style:name="T3" style:family="text">
      <style:text-properties officeooo:rsid="001a05ed"/>
    </style:style>
    <style:style style:name="T4" style:family="text">
      <style:text-properties officeooo:rsid="001acffc"/>
    </style:style>
    <style:style style:name="T5" style:family="text">
      <style:text-properties officeooo:rsid="001c7f7d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c586c0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4ec9b0" loext:opacity="100%"/>
    </style:style>
    <style:style style:name="T14" style:family="text">
      <style:text-properties officeooo:rsid="001e096c"/>
    </style:style>
    <style:style style:name="T15" style:family="text">
      <style:text-properties officeooo:rsid="001e0c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Корнтрольная работа по К<text:span text:style-name="T2">Г</text:span></text:p>
      <text:p text:style-name="P8">Корецкий Александр Михайлович</text:p>
      <text:p text:style-name="P8">ИУ7-45Б Вариант 2</text:p>
      <text:p text:style-name="P2">Задание 1.</text:p>
      <text:p text:style-name="P2">Реализация подпрограммы рисования правильного n-угольника, его описанной и вписанной окружностей</text:p>
      <text:p text:style-name="P2"/>
      <text:p text:style-name="P11">// point - точка, которую мы вращаем </text:p>
      <text:p text:style-name="P10">// angle - угл поворота</text:p>
      <text:p text:style-name="P9"><text:span text:style-name="T6">PointF</text:span><text:span text:style-name="T7">^</text:span> <text:span text:style-name="T8">poitTurn</text:span>(PointF<text:span text:style-name="T7">^</text:span> point, <text:span text:style-name="T9">float</text:span> angle) {</text:p>
      <text:p text:style-name="P9">PointF<text:span text:style-name="T7">^</text:span> newPoint <text:span text:style-name="T7">=</text:span> gcnew <text:span text:style-name="T8">PointF</text:span>(<text:span text:style-name="T10">0</text:span>, <text:span text:style-name="T10">0</text:span>);</text:p>
      <text:p text:style-name="P9"><text:span text:style-name="T6">newPoint</text:span>-&gt;<text:span text:style-name="T6">X</text:span> <text:span text:style-name="T7">=</text:span> <text:span text:style-name="T6">point</text:span>-&gt;<text:span text:style-name="T6">X</text:span> <text:span text:style-name="T7">*</text:span> <text:span text:style-name="T8">cos</text:span>(angle) <text:span text:style-name="T7">+</text:span> <text:span text:style-name="T6">point</text:span>-&gt;<text:span text:style-name="T6">Y</text:span> <text:span text:style-name="T7">*</text:span> <text:span text:style-name="T8">sin</text:span>(angle);</text:p>
      <text:p text:style-name="P9"><text:span text:style-name="T6">newPoint</text:span>-&gt;<text:span text:style-name="T6">Y</text:span> <text:span text:style-name="T7">=</text:span> <text:span text:style-name="T7">-</text:span><text:span text:style-name="T6">point</text:span>-&gt;<text:span text:style-name="T6">X</text:span> <text:span text:style-name="T7">*</text:span> <text:span text:style-name="T8">sin</text:span>(angle) <text:span text:style-name="T7">+</text:span> <text:span text:style-name="T6">point</text:span>-&gt;<text:span text:style-name="T6">Y</text:span> <text:span text:style-name="T7">*</text:span> <text:span text:style-name="T8">cos</text:span>(angle);</text:p>
      <text:p text:style-name="P10">//вращение происходит вокруг центра координат, то есть вокруг точки (0, 0)</text:p>
      <text:p text:style-name="P9"><text:span text:style-name="T11">return</text:span> newPoint;</text:p>
      <text:p text:style-name="P9">}</text:p>
      <text:p text:style-name="P12"/>
      <text:p text:style-name="P10">// n - количество вершин многоугольника</text:p>
      <text:p text:style-name="P10">// r - радиус многоугольника (расстояние от центра до любой вершины)</text:p>
      <text:p text:style-name="P9"><text:span text:style-name="T9">void</text:span> <text:span text:style-name="T8">N_angleDraw</text:span>(<text:span text:style-name="T9">int</text:span> <text:span text:style-name="T6">n</text:span>, <text:span text:style-name="T9">float</text:span> <text:span text:style-name="T6">r</text:span>) {</text:p>
      <text:p text:style-name="P9">Graphics<text:span text:style-name="T7">^</text:span> g <text:span text:style-name="T7">=</text:span> <text:span text:style-name="T6">surface</text:span>-&gt;<text:span text:style-name="T8">CreateGraphics</text:span>();<text:span text:style-name="T12"> // surface - имя PictureBox, </text:span></text:p>
      <text:p text:style-name="P10">// он используется как полотно для рисования</text:p>
      <text:p text:style-name="P12"/>
      <text:p text:style-name="P9">PointF<text:span text:style-name="T7">^</text:span> oldPoint <text:span text:style-name="T7">=</text:span> gcnew <text:span text:style-name="T8">PointF</text:span>(<text:span text:style-name="T10">0</text:span>, r);</text:p>
      <text:p text:style-name="P9">PointF<text:span text:style-name="T7">^</text:span> newPoint <text:span text:style-name="T7">=</text:span> gcnew <text:span text:style-name="T8">PointF</text:span>(<text:span text:style-name="T10">0</text:span>, <text:span text:style-name="T10">0</text:span>);</text:p>
      <text:p text:style-name="P9"><text:span text:style-name="T9">float</text:span> alpha <text:span text:style-name="T7">=</text:span> <text:span text:style-name="T10">360</text:span> <text:span text:style-name="T7">/</text:span> n;<text:span text:style-name="T12"> // угл поворота вершин относительно центра</text:span></text:p>
      <text:p text:style-name="P9"><text:span text:style-name="T11">for</text:span> (<text:span text:style-name="T9">int</text:span> i <text:span text:style-name="T7">=</text:span> <text:span text:style-name="T10">0</text:span>; i <text:span text:style-name="T7">&lt;</text:span> n; i<text:span text:style-name="T7">++</text:span>) {</text:p>
      <text:p text:style-name="P9">newPoint <text:span text:style-name="T7">=</text:span> <text:span text:style-name="T8">pointTurn</text:span>(oldPoint, alpha);</text:p>
      <text:p text:style-name="P12"/>
      <text:p text:style-name="P9"><text:span text:style-name="T6">g</text:span>-&gt;<text:span text:style-name="T8">DrawLine</text:span>(<text:span text:style-name="T13">Pens</text:span>::Black, <text:span text:style-name="T6">oldPoint</text:span>-&gt;<text:span text:style-name="T6">X</text:span>, <text:span text:style-name="T6">oldPoint</text:span>-&gt;<text:span text:style-name="T6">Y</text:span>, <text:span text:style-name="T6">newPoint</text:span>-&gt;<text:span text:style-name="T6">X</text:span>, <text:span text:style-name="T6">newPoint</text:span>-&gt;<text:span text:style-name="T6">Y</text:span>);</text:p>
      <text:p text:style-name="P12"/>
      <text:p text:style-name="P9">oldPoint <text:span text:style-name="T7">=</text:span> newPoint;</text:p>
      <text:p text:style-name="P9">}</text:p>
      <text:p text:style-name="P12"/>
      <text:p text:style-name="P10">// рисование описанной окружности как эллипса </text:p>
      <text:p text:style-name="P9"><text:span text:style-name="T6">g</text:span>-&gt;<text:span text:style-name="T8">DrawEllipce</text:span>(<text:span text:style-name="T13">Pens</text:span>::Black, <text:span text:style-name="T7">-</text:span>r, <text:span text:style-name="T7">-</text:span>r, <text:span text:style-name="T10">2r</text:span>, <text:span text:style-name="T10">2r</text:span>);</text:p>
      <text:p text:style-name="P9">}</text:p>
      <text:p text:style-name="P3"/>
      <text:p text:style-name="P3"/>
      <text:p text:style-name="P2">Задание 2.</text:p>
      <text:p text:style-name="P2">Алгоритм простой заливки</text:p>
      <text:p text:style-name="P4">1) Нахождение точек пересечения сканирующих строк, пересекающих многоугольник, с ребрами многоугольника (нахождение координат всех пикселей, образующих многоугольник на экране);</text:p>
      <text:p text:style-name="P4">2) Сортировка точек пересечения (координат пикселей) по невозрастанию координаты y;</text:p>
      <text:p text:style-name="P4"><text:soft-page-break/>3) Сортировка точек пересечения с одинаковым значением координаты y по неубыванию координаты x;</text:p>
      <text:p text:style-name="P4">4) Отсортированные точки пересечения с одинаковой ординатой разделяются на пары;</text:p>
      <text:p text:style-name="P4">5) Закраска пикселей в интервале, ограниченной каждой образованной парой.</text:p>
      <text:p text:style-name="P4"/>
      <text:p text:style-name="P2">Задание 3.</text:p>
      <text:p text:style-name="P2">Алгоритм отсечения отрезка Кириуса-Бека</text:p>
      <text:p text:style-name="P5">Дано: координаты точек начала и конца отрезка P1 и P2, массив вершин отсекателя A[n] (n — количество вершин). <text:span text:style-name="T3">Изначально отрезок считается видимым. D = (P2 — P1) / bar.</text:span></text:p>
      <text:p text:style-name="P6">Алгоритм:</text:p>
      <text:p text:style-name="P6">1) Цикл отсечения по всем сторонам отсекателя (i от 1 до n):</text:p>
      <text:p text:style-name="P6"><text:tab/>2) Пусть Wi <text:s/>= (P1 — A[i]) / bar;</text:p>
      <text:p text:style-name="P6"><text:tab/>3) Вычисляем скалярные прозведения Dsk = n*D, <text:span text:style-name="T4">Wsk = n*Wi;</text:span></text:p>
      <text:p text:style-name="P6"><text:span text:style-name="T4"><text:tab/>4) </text:span><text:span text:style-name="T5">Если Dsk == 0 (сторона параллельна вектору)</text:span></text:p>
      <text:p text:style-name="P6"><text:span text:style-name="T5"><text:tab/><text:tab/>5) Если Wsk &gt; 0 </text:span><text:span text:style-name="T14">то i++, continue</text:span></text:p>
      <text:p text:style-name="P6"><text:span text:style-name="T14"><text:tab/><text:tab/>6) Иначе </text:span><text:span text:style-name="T15">отрезок невидим</text:span></text:p>
      <text:p text:style-name="P6"/>
      <text:p text:style-name="P7">и тд...</text:p>
      <text:p text:style-name="P6"/>
      <text:p text:style-name="P3"/>
      <text:p text:style-name="P3">Задание 4.</text:p>
      <text:p text:style-name="P3">Определение афинного преобразования. Простейшие крайние случаи афинных преобразований </text:p>
      <text:p text:style-name="P3"/>
      <text:p text:style-name="P1"><text:span text:style-name="T1">Задание 5.</text:span></text:p>
      <text:p text:style-name="P1"><text:span text:style-name="T1">Определение изображения. Формализованная постановка задачи синтеза снимка плоскости с расположенными на нейвыпуклыми многоугольниками. Декомпозиция первого уровн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0:33:59.512435208</meta:creation-date>
    <dc:date>2024-05-07T11:38:04.161228505</dc:date>
    <meta:editing-duration>PT1H4M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356" meta:character-count="2487" meta:non-whitespace-character-count="2168"/>
  </office:meta>
</office:document-meta>
</file>